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8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Snake</text:p>
          </table:table-cell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8BitDo</text:p>
          </table:table-cell>
          <table:table-cell table:style-name="ce3"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0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5" office:value-type="string" calcext:value-type="string">
            <text:p>Button 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2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1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 office:value-type="string" calcext:value-type="string">
            <text:p>Button 4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6</text:p>
          </table:table-cell>
          <table:table-cell office:value-type="string" calcext:value-type="string">
            <text:p>Button 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 office:value-type="string" calcext:value-type="string">
            <text:p>Button 5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7</text:p>
          </table:table-cell>
          <table:table-cell office:value-type="string" calcext:value-type="string">
            <text:p>Button 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office:value-type="string" calcext:value-type="string">
            <text:p>Button 4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office:value-type="string" calcext:value-type="string">
            <text:p>Button 6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office:value-type="string" calcext:value-type="string">
            <text:p>Button 5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4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-Pad 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xis 1</text:p>
          </table:table-cell>
          <table:table-cell office:value-type="string" calcext:value-type="string">
            <text:p>Arrow 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-Pad 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xis 0</text:p>
          </table:table-cell>
          <table:table-cell office:value-type="string" calcext:value-type="string">
            <text:p>Arrow 2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-Pad 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Axis 1</text:p>
          </table:table-cell>
          <table:table-cell office:value-type="string" calcext:value-type="string">
            <text:p>Arrow 4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-Pad W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Axis 0</text:p>
          </table:table-cell>
          <table:table-cell office:value-type="string" calcext:value-type="string">
            <text:p>Arrow 8</text:p>
          </table:table-cell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es" table:style-name="ta1"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3:22:58.225515232</meta:creation-date>
    <meta:generator>LibreOffice/24.8.4.2$Linux_X86_64 LibreOffice_project/480$Build-2</meta:generator>
    <dc:date>2025-02-17T04:19:52.334777011</dc:date>
    <meta:editing-duration>PT56M47S</meta:editing-duration>
    <meta:editing-cycles>19</meta:editing-cycles>
    <meta:document-statistic meta:table-count="2" meta:cell-count="108" meta:object-count="0"/>
  </office:meta>
</office:document-meta>
</file>